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-color="#ffffff"/>
    </style:style>
    <style:style style:name="gr2" style:family="graphic" style:parent-style-name="standard">
      <style:graphic-properties svg:stroke-width="0.01cm" draw:fill="none" draw:fill-color="#ffffff" fo:padding-top="-0.045cm" fo:padding-bottom="-0.045cm" fo:padding-left="-0.045cm" fo:padding-right="-0.045cm"/>
    </style:style>
  </office:automatic-styles>
  <office:body>
    <office:drawing>
      <draw:page draw:name="page1" draw:style-name="dp1" draw:master-page-name="Default">
        <draw:g>
          <draw:path draw:style-name="gr1" draw:layer="layout" svg:width="1.25cm" svg:height="2cm" svg:x="0cm" svg:y="0cm" svg:viewBox="0 0 1251 2001" svg:d="m625 0c375 0 626 375 626 625s0 250 0 1376c-626 0-751 0-1251 0 0-501 0-1126 0-1376s250-625 625-625z">
            <text:p/>
          </draw:path>
          <draw:path draw:style-name="gr2" draw:layer="layout" svg:width="1.25cm" svg:height="2cm" svg:x="0cm" svg:y="0cm" svg:viewBox="0 0 1251 2001" svg:d="m625 0c375 0 626 375 626 625s0 250 0 1376c-626 0-751 0-1251 0 0-501 0-1126 0-1376s250-625 625-625">
            <text:p/>
          </draw:path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Lights - PC</dc:title>
    <meta:creation-date>2011-02-07T17:07:30</meta:creation-date>
    <meta:editing-duration>P0D</meta:editing-duration>
    <meta:editing-cycles>1</meta:editing-cycles>
    <meta:document-statistic meta:object-count="3"/>
    <meta:generator>OpenOffice.org/3.3$Linux OpenOffice.org_project/330m20$Build-9567</meta:generator>
  </office:meta>
</office:document-meta>
</file>